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shadow="#808080 4.99pt 4.99pt"/>
    </style:style>
    <style:style style:name="ce2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shadow="#808080 4.99pt 4.99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3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3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34"/>
    <style:style style:name="ce38" style:family="table-cell" style:parent-style-name="Default" style:data-style-name="N129"/>
    <style:style style:name="ce39" style:family="table-cell" style:parent-style-name="Default" style:data-style-name="N127"/>
    <style:style style:name="ce40" style:family="table-cell" style:parent-style-name="Default" style:data-style-name="N132"/>
    <style:style style:name="ce4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42" style:family="table-cell" style:parent-style-name="Default" style:data-style-name="N126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ext-properties style:font-weight-asian="normal"/>
    </style:style>
    <style:style style:name="ce45" style:family="table-cell" style:parent-style-name="Default" style:data-style-name="N129">
      <style:text-properties style:font-weight-asian="normal"/>
    </style:style>
    <style:style style:name="ce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ext-properties fo:color="#000000" style:font-weight-asian="normal"/>
    </style:style>
    <style:style style:name="ce48" style:family="table-cell" style:parent-style-name="Default">
      <style:text-properties style:font-name="Liberation Sans" style:font-name-asian="WenQuanYi Zen Hei Sharp" style:font-name-complex="Lohit Devanagari"/>
    </style:style>
    <style:style style:name="ce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1">
      <style:table-cell-properties fo:background-color="#dddddd" style:cell-protect="none" style:print-content="true"/>
    </style:style>
    <style:style style:name="ce5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124"/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29">
      <style:text-properties fo:font-weight="bold" style:font-weight-asian="bold" style:font-weight-complex="bold"/>
    </style:style>
    <style:style style:name="ce56" style:family="table-cell" style:parent-style-name="Default" style:data-style-name="N125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5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 style:data-style-name="N129">
      <style:table-cell-properties fo:background-color="transparent"/>
    </style:style>
    <style:style style:name="ce66" style:family="table-cell" style:parent-style-name="Default" style:data-style-name="N126">
      <style:table-cell-properties fo:background-color="transparent"/>
    </style:style>
    <style:style style:name="ce6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6"/>
        <table:table-column table:style-name="co4" table:default-cell-style-name="ce22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2" table:number-rows-spanned="1">
            <text:p>Previous and Current Year Financials</text:p>
          </table:table-cell>
          <table:covered-table-cell table:style-name="ce17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This worksheet contains: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8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9"/>
          <table:table-cell table:number-columns-repeated="2"/>
        </table:table-row>
        <table:table-row table:style-name="ro3">
          <table:table-cell table:style-name="ce13" table:number-columns-spanned="2" table:number-rows-spanned="1"/>
          <table:covered-table-cell table:style-name="ce19"/>
          <table:table-cell/>
          <table:table-cell table:style-name="ce25"/>
        </table:table-row>
        <table:table-row table:style-name="ro3">
          <table:table-cell table:style-name="ce12" office:value-type="string" calcext:value-type="string">
            <text:p>In this and other worksheets, grey cells are editable and need to be populated.</text:p>
          </table:table-cell>
          <table:table-cell table:style-name="ce19"/>
          <table:table-cell/>
          <table:table-cell table:style-name="ce25"/>
        </table:table-row>
        <table:table-row table:style-name="ro3">
          <table:table-cell table:style-name="ce12"/>
          <table:table-cell table:style-name="ce19"/>
          <table:table-cell/>
          <table:table-cell table:style-name="ce25"/>
        </table:table-row>
        <table:table-row table:style-name="ro3">
          <table:table-cell table:style-name="ce14" table:number-columns-spanned="2" table:number-rows-spanned="1"/>
          <table:covered-table-cell table:style-name="ce8"/>
          <table:table-cell table:number-columns-repeated="2"/>
        </table:table-row>
        <table:table-row table:style-name="ro3">
          <table:table-cell table:style-name="ce15" office:value-type="string" calcext:value-type="string">
            <text:p>Body Corporate Name</text:p>
          </table:table-cell>
          <table:table-cell table:style-name="ce20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21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75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7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000" calcext:value-type="currency">
            <text:p>R 907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0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600000" calcext:value-type="currency">
            <text:p>R 6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23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23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4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5"/>
        <table:table-column table:style-name="co2" table:default-cell-style-name="Default"/>
        <table:table-column table:style-name="co2" table:number-columns-repeated="10" table:default-cell-style-name="ce37"/>
        <table:table-row table:style-name="ro4">
          <table:table-cell table:style-name="ce26" office:value-type="string" calcext:value-type="string" table:number-columns-spanned="4" table:number-rows-spanned="1">
            <text:p>Ten Year Plan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Budgeted items would include: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Repainting <text:s/>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Security enhancements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9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9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8" office:value-type="string" calcext:value-type="string">
            <text:p>Item</text:p>
          </table:table-cell>
          <table:table-cell table:style-name="ce32" office:value-type="string" calcext:value-type="string">
            <text:p>Start Year</text:p>
          </table:table-cell>
          <table:table-cell table:style-name="ce32" office:value-type="string" calcext:value-type="string">
            <text:p>End Year</text:p>
          </table:table-cell>
          <table:table-cell table:style-name="ce32" office:value-type="string" calcext:value-type="string">
            <text:p>Step (years)</text:p>
          </table:table-cell>
          <table:table-cell table:style-name="ce32" office:value-type="string" calcext:value-type="string">
            <text:p>Annual amount (real)</text:p>
          </table:table-cell>
          <table:table-cell/>
          <table:table-cell table:style-name="ce36" table:formula="of:=['Current Financials'.B12]" office:value-type="float" office:value="2018" calcext:value-type="float">
            <text:p>2018</text:p>
          </table:table-cell>
          <table:table-cell table:style-name="ce36" table:formula="of:=[.G15]+1" office:value-type="float" office:value="2019" calcext:value-type="float">
            <text:p>2019</text:p>
          </table:table-cell>
          <table:table-cell table:style-name="ce36" table:formula="of:=[.H15]+1" office:value-type="float" office:value="2020" calcext:value-type="float">
            <text:p>2020</text:p>
          </table:table-cell>
          <table:table-cell table:style-name="ce36" table:formula="of:=[.I15]+1" office:value-type="float" office:value="2021" calcext:value-type="float">
            <text:p>2021</text:p>
          </table:table-cell>
          <table:table-cell table:style-name="ce36" table:formula="of:=[.J15]+1" office:value-type="float" office:value="2022" calcext:value-type="float">
            <text:p>2022</text:p>
          </table:table-cell>
          <table:table-cell table:style-name="ce36" table:formula="of:=[.K15]+1" office:value-type="float" office:value="2023" calcext:value-type="float">
            <text:p>2023</text:p>
          </table:table-cell>
          <table:table-cell table:style-name="ce36" table:formula="of:=[.L15]+1" office:value-type="float" office:value="2024" calcext:value-type="float">
            <text:p>2024</text:p>
          </table:table-cell>
          <table:table-cell table:style-name="ce36" table:formula="of:=[.M15]+1" office:value-type="float" office:value="2025" calcext:value-type="float">
            <text:p>2025</text:p>
          </table:table-cell>
          <table:table-cell table:style-name="ce36" table:formula="of:=[.N15]+1" office:value-type="float" office:value="2026" calcext:value-type="float">
            <text:p>2026</text:p>
          </table:table-cell>
          <table:table-cell table:style-name="ce36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29" office:value-type="string" calcext:value-type="string">
            <text:p>Wiring, lighting &amp; electrical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lumbing, drainage &amp; storm-water system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inting &amp; waterp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6000" calcext:value-type="currency">
            <text:p>R 36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6000" calcext:value-type="float">
            <text:p>R 36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38520" calcext:value-type="float">
            <text:p>R 38,52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1216.4" calcext:value-type="float">
            <text:p>R 41,21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4101.548" calcext:value-type="float">
            <text:p>R 44,10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7188.65636" calcext:value-type="float">
            <text:p>R 47,189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Security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24408.276912" calcext:value-type="float">
            <text:p>R 224,408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45961.4803105039" calcext:value-type="float">
            <text:p>R 45,961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ecreational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6000" calcext:value-type="currency">
            <text:p>R 4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9220" calcext:value-type="float">
            <text:p>R 49,22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management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42076.551921" calcext:value-type="float">
            <text:p>R 42,077</text:p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4];[.G$15]&gt;[.$C44]);0;IF(MOD([.G$15]-[.$B44]; [.$D44]) = 0; [.$E44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ommunication system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Fibre-optic installation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7490" calcext:value-type="float">
            <text:p>R 7,49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107000" calcext:value-type="float">
            <text:p>R 107,000</text:p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Parking, roadways &amp; pav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31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Roofing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Lift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Carpeting &amp; Furnishing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Heating &amp; cooling facilities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9" office:value-type="string" calcext:value-type="string">
            <text:p>Other</text:p>
          </table:table-cell>
          <table:table-cell table:style-name="ce33" table:content-validation-name="val2" table:number-columns-repeated="2"/>
          <table:table-cell table:style-name="ce33" table:content-validation-name="val3"/>
          <table:table-cell table:style-name="ce34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firefighting equipment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183845.921242016" calcext:value-type="float">
            <text:p>R 183,846</text:p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12886.3963487394" calcext:value-type="float">
            <text:p>R 12,886</text:p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86];[.G$15]&gt;[.$C86]);0;IF(MOD([.G$15]-[.$B86]; [.$D86]) = 0; [.$E86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600000" calcext:value-type="currency">
            <text:p>R 60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314300" calcext:value-type="currency">
            <text:p>R 1,314,3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543483223008446" calcext:value-type="percentage">
            <text:p>-54.3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663624.891214951" calcext:value-type="currency">
            <text:p>R 663,625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543698887778336" calcext:value-type="percentage">
            <text:p>54.4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613698887778336" calcext:value-type="percentage">
            <text:p>61.4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73565.513495324" calcext:value-type="currency">
            <text:p>R 873,566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314300" calcext:value-type="currency">
            <text:p>R 1,314,300</text:p>
          </table:table-cell>
          <table:table-cell table:formula="of:=['Current Financials'.$B$17]/[.X22]" office:value-type="float" office:value="0.456516776991554" calcext:value-type="float">
            <text:p>0.456516777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663624.891214951" calcext:value-type="currency">
            <text:p>R 663,625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9860.76238301758" calcext:value-type="currency">
            <text:p>R 9,861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4139.2376169824" calcext:value-type="currency">
            <text:p>R 14,139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4139.2376169824" calcext:value-type="currency">
            <text:p>R 14,13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5478.20132389865" calcext:value-type="currency">
            <text:p>R 5,478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4760.89933805067" calcext:value-type="currency">
            <text:p>R 4,761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4760.89933805067" calcext:value-type="currency">
            <text:p>R 4,76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0" calcext:value-type="currency">
            <text:p>R 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0" calcext:value-type="currency">
            <text:p>R 0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0" calcext:value-type="currency">
            <text:p>R 0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7486.87514266149" calcext:value-type="currency">
            <text:p>R 7,487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314.14060716731" calcext:value-type="currency">
            <text:p>R 9,314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314.14060716731" calcext:value-type="currency">
            <text:p>R 9,31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26546.450582059" calcext:value-type="currency">
            <text:p>R 126,546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181453.549417941" calcext:value-type="currency">
            <text:p>R 181,454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181453.549417941" calcext:value-type="currency">
            <text:p>R 181,45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97215.247660352" calcext:value-type="currency">
            <text:p>R 197,215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0696.188084912" calcext:value-type="currency">
            <text:p>R 130,696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02696.188084912" calcext:value-type="currency">
            <text:p>R 202,6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63912.3487788176" calcext:value-type="currency">
            <text:p>R 63,912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2782.4697557635" calcext:value-type="currency">
            <text:p>R 12,782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3217.5302442365" calcext:value-type="currency">
            <text:p>R 43,218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690.8366938041" calcext:value-type="currency">
            <text:p>R 29,691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2908.3669380405" calcext:value-type="currency">
            <text:p>R 72,90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6000" calcext:value-type="currency">
            <text:p>R 36,000</text:p>
          </table:table-cell>
          <table:table-cell table:style-name="ce38" table:formula="of:=['Ten Year Plan'.H32]/((1+['Current Financials'.$B$18])^([.B$21]-['Current Financials'.$B$12]))" office:value-type="currency" office:currency="ZAR" office:value="36000" calcext:value-type="currency">
            <text:p>R 36,000</text:p>
          </table:table-cell>
          <table:table-cell table:style-name="ce38" table:formula="of:=['Ten Year Plan'.I32]/((1+['Current Financials'.$B$18])^([.C$21]-['Current Financials'.$B$12]))" office:value-type="currency" office:currency="ZAR" office:value="36000" calcext:value-type="currency">
            <text:p>R 36,000</text:p>
          </table:table-cell>
          <table:table-cell table:style-name="ce38" table:formula="of:=['Ten Year Plan'.J32]/((1+['Current Financials'.$B$18])^([.D$21]-['Current Financials'.$B$12]))" office:value-type="currency" office:currency="ZAR" office:value="36000" calcext:value-type="currency">
            <text:p>R 36,000</text:p>
          </table:table-cell>
          <table:table-cell table:style-name="ce38" table:formula="of:=['Ten Year Plan'.K32]/((1+['Current Financials'.$B$18])^([.E$21]-['Current Financials'.$B$12]))" office:value-type="currency" office:currency="ZAR" office:value="36000" calcext:value-type="currency">
            <text:p>R 36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2400" calcext:value-type="currency">
            <text:p>R 32,400</text:p>
          </table:table-cell>
          <table:table-cell table:style-name="ce38" table:formula="of:=[.B38]*0.8" office:value-type="currency" office:currency="ZAR" office:value="28800" calcext:value-type="currency">
            <text:p>R 28,800</text:p>
          </table:table-cell>
          <table:table-cell table:style-name="ce38" table:formula="of:=[.C38]*0.7" office:value-type="currency" office:currency="ZAR" office:value="25200" calcext:value-type="currency">
            <text:p>R 25,200</text:p>
          </table:table-cell>
          <table:table-cell table:style-name="ce38" table:formula="of:=[.D38]*0.6" office:value-type="currency" office:currency="ZAR" office:value="21600" calcext:value-type="currency">
            <text:p>R 21,600</text:p>
          </table:table-cell>
          <table:table-cell table:style-name="ce38" table:formula="of:=[.E38]*0.5" office:value-type="currency" office:currency="ZAR" office:value="18000" calcext:value-type="currency">
            <text:p>R 18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26000" calcext:value-type="currency">
            <text:p>R 126,000</text:p>
          </table:table-cell>
          <table:table-cell table:number-columns-repeated="3"/>
          <table:table-cell table:style-name="ce38" table:formula="of:=[.$Y$22]*[.L38]" office:value-type="currency" office:currency="ZAR" office:value="14791.1435745264" calcext:value-type="currency">
            <text:p>R 14,791</text:p>
          </table:table-cell>
          <table:table-cell table:style-name="ce38" table:formula="of:=[.$Y$22]*[.M38]" office:value-type="currency" office:currency="ZAR" office:value="13147.6831773568" calcext:value-type="currency">
            <text:p>R 13,148</text:p>
          </table:table-cell>
          <table:table-cell table:style-name="ce38" table:formula="of:=[.$Y$22]*[.N38]" office:value-type="currency" office:currency="ZAR" office:value="11504.2227801872" calcext:value-type="currency">
            <text:p>R 11,504</text:p>
          </table:table-cell>
          <table:table-cell table:style-name="ce38" table:formula="of:=[.$Y$22]*[.O38]" office:value-type="currency" office:currency="ZAR" office:value="9860.76238301758" calcext:value-type="currency">
            <text:p>R 9,861</text:p>
          </table:table-cell>
          <table:table-cell table:style-name="ce38" table:formula="of:=[.$Y$22]*[.P38]" office:value-type="currency" office:currency="ZAR" office:value="8217.30198584798" calcext:value-type="currency">
            <text:p>R 8,217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1208.8564254736" calcext:value-type="currency">
            <text:p>R 21,209</text:p>
          </table:table-cell>
          <table:table-cell table:style-name="ce38" table:formula="of:=([.B38]-[.AB38])/2" office:value-type="currency" office:currency="ZAR" office:value="11426.1584113216" calcext:value-type="currency">
            <text:p>R 11,426</text:p>
          </table:table-cell>
          <table:table-cell table:style-name="ce38" table:formula="of:=([.C38]-[.AC38])/3" office:value-type="currency" office:currency="ZAR" office:value="8165.25907327094" calcext:value-type="currency">
            <text:p>R 8,165</text:p>
          </table:table-cell>
          <table:table-cell table:style-name="ce38" table:formula="of:=([.D38]-[.AD38])/4" office:value-type="currency" office:currency="ZAR" office:value="6534.80940424561" calcext:value-type="currency">
            <text:p>R 6,535</text:p>
          </table:table-cell>
          <table:table-cell table:style-name="ce38" table:formula="of:=([.E38]-[.AE38])/5" office:value-type="currency" office:currency="ZAR" office:value="5556.5396028304" calcext:value-type="currency">
            <text:p>R 5,557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52891.6229171422" calcext:value-type="currency">
            <text:p>R 52,89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9000" calcext:value-type="currency">
            <text:p>R 9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8" table:formula="of:=[.$Y$22]*[.L39]" office:value-type="currency" office:currency="ZAR" office:value="4108.65099292399" calcext:value-type="currency">
            <text:p>R 4,109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5891.34900707601" calcext:value-type="currency">
            <text:p>R 5,891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5891.34900707601" calcext:value-type="currency">
            <text:p>R 5,89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60000" calcext:value-type="currency">
            <text:p>R 16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4000" calcext:value-type="currency">
            <text:p>R 64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4000" calcext:value-type="currency">
            <text:p>R 64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9217.0737274595" calcext:value-type="currency">
            <text:p>R 29,217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1797.1543787568" calcext:value-type="currency">
            <text:p>R 21,797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1797.1543787568" calcext:value-type="currency">
            <text:p>R 21,79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5000" calcext:value-type="currency">
            <text:p>R 25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500" calcext:value-type="currency">
            <text:p>R 2,500</text:p>
          </table:table-cell>
          <table:table-cell/>
          <table:table-cell table:style-name="ce45" table:formula="of:=SUM([.AL42:.AU42])" office:value-type="currency" office:currency="ZAR" office:value="2500" calcext:value-type="currency">
            <text:p>R 2,5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0" calcext:value-type="currency">
            <text:p>R 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3]" office:value-type="currency" office:currency="ZAR" office:value="0" calcext:value-type="currency">
            <text:p>R 0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0" calcext:value-type="currency">
            <text:p>R 0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0" calcext:value-type="currency">
            <text:p>R 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0" calcext:value-type="currency">
            <text:p>R 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0" calcext:value-type="currency">
            <text:p>R 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0" calcext:value-type="currency">
            <text:p>R 0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0" calcext:value-type="currency">
            <text:p>R 0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0" calcext:value-type="currency">
            <text:p>R 0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0" calcext:value-type="currency">
            <text:p>R 0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0" calcext:value-type="currency">
            <text:p>R 0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0" calcext:value-type="currency">
            <text:p>R 0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6000" calcext:value-type="currency">
            <text:p>R 46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800" calcext:value-type="currency">
            <text:p>R 36,8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800" calcext:value-type="currency">
            <text:p>R 36,8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6799.8173932892" calcext:value-type="currency">
            <text:p>R 16,800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4600.0913033554" calcext:value-type="currency">
            <text:p>R 14,600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4600.0913033554" calcext:value-type="currency">
            <text:p>R 14,6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2054.32549646199" calcext:value-type="currency">
            <text:p>R 2,054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49.382071934" calcext:value-type="currency">
            <text:p>R 1,849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49.382071934" calcext:value-type="currency">
            <text:p>R 1,84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0" calcext:value-type="currency">
            <text:p>R 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12000" calcext:value-type="currency">
            <text:p>R 12,00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49]" office:value-type="currency" office:currency="ZAR" office:value="0" calcext:value-type="currency">
            <text:p>R 0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5478.20132389865" calcext:value-type="currency">
            <text:p>R 5,478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0" calcext:value-type="currency">
            <text:p>R 0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4086.96644601689" calcext:value-type="currency">
            <text:p>R 4,087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086.96644601689" calcext:value-type="currency">
            <text:p>R 4,08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6300" calcext:value-type="currency">
            <text:p>R 6,30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50]" office:value-type="currency" office:currency="ZAR" office:value="2876.05569504679" calcext:value-type="currency">
            <text:p>R 2,876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4123.94430495321" calcext:value-type="currency">
            <text:p>R 4,124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4123.94430495321" calcext:value-type="currency">
            <text:p>R 4,12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5600" calcext:value-type="currency">
            <text:p>R 5,6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5600" calcext:value-type="currency">
            <text:p>R 5,6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2556.49395115271" calcext:value-type="currency">
            <text:p>R 2,556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2221.75302442365" calcext:value-type="currency">
            <text:p>R 2,222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2221.75302442365" calcext:value-type="currency">
            <text:p>R 2,22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80000" calcext:value-type="currency">
            <text:p>R 80,00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36521.3421593244" calcext:value-type="currency">
            <text:p>R 36,521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31739.3289203378" calcext:value-type="currency">
            <text:p>R 31,739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31739.3289203378" calcext:value-type="currency">
            <text:p>R 31,73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100000" calcext:value-type="currency">
            <text:p>R 100,000</text:p>
          </table:table-cell>
          <table:table-cell/>
          <table:table-cell table:style-name="ce38" table:formula="of:=[.A89]*0.9" office:value-type="currency" office:currency="ZAR" office:value="0" calcext:value-type="currency">
            <text:p>R 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9]" office:value-type="currency" office:currency="ZAR" office:value="0" calcext:value-type="currency">
            <text:p>R 0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0" calcext:value-type="currency">
            <text:p>R 0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10000" calcext:value-type="currency">
            <text:p>R 10,000</text:p>
          </table:table-cell>
          <table:table-cell/>
          <table:table-cell table:style-name="ce45" table:formula="of:=SUM([.AL89:.AU89])" office:value-type="currency" office:currency="ZAR" office:value="10000" calcext:value-type="currency">
            <text:p>R 10,0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18900" calcext:value-type="currency">
            <text:p>R 18,9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90]" office:value-type="currency" office:currency="ZAR" office:value="8628.16708514038" calcext:value-type="currency">
            <text:p>R 8,628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2371.8329148596" calcext:value-type="currency">
            <text:p>R 12,372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2371.8329148596" calcext:value-type="currency">
            <text:p>R 12,37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750" calcext:value-type="currency">
            <text:p>R 75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6000" calcext:value-type="currency">
            <text:p>R 6,00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396.71307920566" calcext:value-type="currency">
            <text:p>R 2,397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342.387582743666" calcext:value-type="currency">
            <text:p>R 342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701.09564026478" calcext:value-type="currency">
            <text:p>R 1,701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795.290268584037" calcext:value-type="currency">
            <text:p>R 795</text:p>
          </table:table-cell>
          <table:table-cell table:style-name="ce38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45" table:formula="of:=SUM([.AL91:.AU91])" office:value-type="currency" office:currency="ZAR" office:value="2496.38590884882" calcext:value-type="currency">
            <text:p>R 2,4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18000" calcext:value-type="currency">
            <text:p>R 18,00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92]" office:value-type="currency" office:currency="ZAR" office:value="8217.30198584798" calcext:value-type="currency">
            <text:p>R 8,217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11782.698014152" calcext:value-type="currency">
            <text:p>R 11,783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11782.698014152" calcext:value-type="currency">
            <text:p>R 11,78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26000" calcext:value-type="currency">
            <text:p>R 426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>
        <table:table-column table:style-name="co11" table:default-cell-style-name="Default"/>
        <table:table-column table:style-name="co2" table:default-cell-style-name="ce36"/>
        <table:table-column table:style-name="co2" table:number-columns-repeated="9" table:default-cell-style-name="Default"/>
        <table:table-row table:style-name="ro4">
          <table:table-cell table:style-name="ce2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9"/>
          <table:table-cell table:number-columns-repeated="10"/>
        </table:table-row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4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36" table:formula="of:=[.B15]+1" office:value-type="float" office:value="2019" calcext:value-type="float">
            <text:p>2019</text:p>
          </table:table-cell>
          <table:table-cell table:style-name="ce36" table:formula="of:=[.C15]+1" office:value-type="float" office:value="2020" calcext:value-type="float">
            <text:p>2020</text:p>
          </table:table-cell>
          <table:table-cell table:style-name="ce36" table:formula="of:=[.D15]+1" office:value-type="float" office:value="2021" calcext:value-type="float">
            <text:p>2021</text:p>
          </table:table-cell>
          <table:table-cell table:style-name="ce36" table:formula="of:=[.E15]+1" office:value-type="float" office:value="2022" calcext:value-type="float">
            <text:p>2022</text:p>
          </table:table-cell>
          <table:table-cell table:style-name="ce36" table:formula="of:=[.F15]+1" office:value-type="float" office:value="2023" calcext:value-type="float">
            <text:p>2023</text:p>
          </table:table-cell>
          <table:table-cell table:style-name="ce36" table:formula="of:=[.G15]+1" office:value-type="float" office:value="2024" calcext:value-type="float">
            <text:p>2024</text:p>
          </table:table-cell>
          <table:table-cell table:style-name="ce36" table:formula="of:=[.H15]+1" office:value-type="float" office:value="2025" calcext:value-type="float">
            <text:p>2025</text:p>
          </table:table-cell>
          <table:table-cell table:style-name="ce36" table:formula="of:=[.I15]+1" office:value-type="float" office:value="2026" calcext:value-type="float">
            <text:p>2026</text:p>
          </table:table-cell>
          <table:table-cell table:style-name="ce36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47" office:value-type="string" calcext:value-type="string">
            <text:p>Proposed budget change real (%)</text:p>
          </table:table-cell>
          <table:table-cell table:number-columns-repeated="10" table:style-name="ce51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24" table:formula="of:=[.B16]+['Current Financials'.$B$18]" office:value-type="percentage" office:value="0.07" calcext:value-type="percentage">
            <text:p>7.00%</text:p>
          </table:table-cell>
          <table:table-cell table:style-name="ce24" table:formula="of:=[.C16]+['Current Financials'.$B$18]" office:value-type="percentage" office:value="0.07" calcext:value-type="percentage">
            <text:p>7.00%</text:p>
          </table:table-cell>
          <table:table-cell table:style-name="ce24" table:formula="of:=[.D16]+['Current Financials'.$B$18]" office:value-type="percentage" office:value="0.07" calcext:value-type="percentage">
            <text:p>7.00%</text:p>
          </table:table-cell>
          <table:table-cell table:style-name="ce24" table:formula="of:=[.E16]+['Current Financials'.$B$18]" office:value-type="percentage" office:value="0.07" calcext:value-type="percentage">
            <text:p>7.00%</text:p>
          </table:table-cell>
          <table:table-cell table:style-name="ce24" table:formula="of:=[.F16]+['Current Financials'.$B$18]" office:value-type="percentage" office:value="0.07" calcext:value-type="percentage">
            <text:p>7.00%</text:p>
          </table:table-cell>
          <table:table-cell table:style-name="ce24" table:formula="of:=[.G16]+['Current Financials'.$B$18]" office:value-type="percentage" office:value="0.07" calcext:value-type="percentage">
            <text:p>7.00%</text:p>
          </table:table-cell>
          <table:table-cell table:style-name="ce24" table:formula="of:=[.H16]+['Current Financials'.$B$18]" office:value-type="percentage" office:value="0.07" calcext:value-type="percentage">
            <text:p>7.00%</text:p>
          </table:table-cell>
          <table:table-cell table:style-name="ce24" table:formula="of:=[.I16]+['Current Financials'.$B$18]" office:value-type="percentage" office:value="0.07" calcext:value-type="percentage">
            <text:p>7.00%</text:p>
          </table:table-cell>
          <table:table-cell table:style-name="ce24" table:formula="of:=[.J16]+['Current Financials'.$B$18]" office:value-type="percentage" office:value="0.07" calcext:value-type="percentage">
            <text:p>7.00%</text:p>
          </table:table-cell>
          <table:table-cell table:style-name="ce24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8" table:formula="of:=['Current Financials'.B17]" office:value-type="currency" office:currency="ZAR" office:value="600000" calcext:value-type="currency">
            <text:p>R 600,000</text:p>
          </table:table-cell>
          <table:table-cell table:style-name="ce38" table:formula="of:=[.B26]" office:value-type="currency" office:currency="ZAR" office:value="368102.25" calcext:value-type="currency">
            <text:p>R 368,102</text:p>
          </table:table-cell>
          <table:table-cell table:style-name="ce38" table:formula="of:=[.C26]" office:value-type="currency" office:currency="ZAR" office:value="349755.27" calcext:value-type="currency">
            <text:p>R 349,755</text:p>
          </table:table-cell>
          <table:table-cell table:style-name="ce38" table:formula="of:=[.D26]" office:value-type="currency" office:currency="ZAR" office:value="516268.655775" calcext:value-type="currency">
            <text:p>R 516,269</text:p>
          </table:table-cell>
          <table:table-cell table:style-name="ce38" table:formula="of:=[.E26]" office:value-type="currency" office:currency="ZAR" office:value="-193124.711539499" calcext:value-type="currency">
            <text:p>R-193,125</text:p>
          </table:table-cell>
          <table:table-cell table:style-name="ce38" table:formula="of:=[.F26]" office:value-type="currency" office:currency="ZAR" office:value="-398283.222716952" calcext:value-type="currency">
            <text:p>R-398,283</text:p>
          </table:table-cell>
          <table:table-cell table:style-name="ce38" table:formula="of:=[.G26]" office:value-type="currency" office:currency="ZAR" office:value="-446245.262725406" calcext:value-type="currency">
            <text:p>R-446,245</text:p>
          </table:table-cell>
          <table:table-cell table:style-name="ce38" table:formula="of:=[.H26]" office:value-type="currency" office:currency="ZAR" office:value="-229375.24939245" calcext:value-type="currency">
            <text:p>R-229,375</text:p>
          </table:table-cell>
          <table:table-cell table:style-name="ce38" table:formula="of:=[.I26]" office:value-type="currency" office:currency="ZAR" office:value="-95196.0189371566" calcext:value-type="currency">
            <text:p>R-95,196</text:p>
          </table:table-cell>
          <table:table-cell table:style-name="ce38" table:formula="of:=[.J26]" office:value-type="currency" office:currency="ZAR" office:value="-306026.908908701" calcext:value-type="currency">
            <text:p>R-306,027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8" table:formula="of:=['Current Financials'.B15]" office:value-type="currency" office:currency="ZAR" office:value="800000" calcext:value-type="currency">
            <text:p>R 800,000</text:p>
          </table:table-cell>
          <table:table-cell table:style-name="ce38" table:formula="of:=[.B19]*(1+['Current Financials'.$B$18])" office:value-type="currency" office:currency="ZAR" office:value="856000" calcext:value-type="currency">
            <text:p>R 856,000</text:p>
          </table:table-cell>
          <table:table-cell table:style-name="ce38" table:formula="of:=[.C19]*(1+['Current Financials'.$B$18])" office:value-type="currency" office:currency="ZAR" office:value="915920" calcext:value-type="currency">
            <text:p>R 915,920</text:p>
          </table:table-cell>
          <table:table-cell table:style-name="ce38" table:formula="of:=[.D19]*(1+['Current Financials'.$B$18])" office:value-type="currency" office:currency="ZAR" office:value="980034.4" calcext:value-type="currency">
            <text:p>R 980,034</text:p>
          </table:table-cell>
          <table:table-cell table:style-name="ce38" table:formula="of:=[.E19]*(1+['Current Financials'.$B$18])" office:value-type="currency" office:currency="ZAR" office:value="1048636.808" calcext:value-type="currency">
            <text:p>R 1,048,637</text:p>
          </table:table-cell>
          <table:table-cell table:style-name="ce38" table:formula="of:=[.F19]*(1+['Current Financials'.$B$18])" office:value-type="currency" office:currency="ZAR" office:value="1122041.38456" calcext:value-type="currency">
            <text:p>R 1,122,041</text:p>
          </table:table-cell>
          <table:table-cell table:style-name="ce38" table:formula="of:=[.G19]*(1+['Current Financials'.$B$18])" office:value-type="currency" office:currency="ZAR" office:value="1200584.2814792" calcext:value-type="currency">
            <text:p>R 1,200,584</text:p>
          </table:table-cell>
          <table:table-cell table:style-name="ce38" table:formula="of:=[.H19]*(1+['Current Financials'.$B$18])" office:value-type="currency" office:currency="ZAR" office:value="1284625.18118274" calcext:value-type="currency">
            <text:p>R 1,284,625</text:p>
          </table:table-cell>
          <table:table-cell table:style-name="ce38" table:formula="of:=[.I19]*(1+['Current Financials'.$B$18])" office:value-type="currency" office:currency="ZAR" office:value="1374548.94386554" calcext:value-type="currency">
            <text:p>R 1,374,549</text:p>
          </table:table-cell>
          <table:table-cell table:style-name="ce38" table:formula="of:=[.J19]*(1+['Current Financials'.$B$18])" office:value-type="currency" office:currency="ZAR" office:value="1470767.36993612" calcext:value-type="currency">
            <text:p>R 1,470,767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8" table:formula="of:=['Current Financials'.B16]" office:value-type="currency" office:currency="ZAR" office:value="130000" calcext:value-type="currency">
            <text:p>R 130,000</text:p>
          </table:table-cell>
          <table:table-cell table:style-name="ce38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38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38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38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38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38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38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38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38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52" table:formula="of:=['Current Financials'.B14]*(1+[.B17])" office:value-type="currency" office:currency="ZAR" office:value="970490" calcext:value-type="currency">
            <text:p>R 970,490</text:p>
          </table:table-cell>
          <table:table-cell table:style-name="ce52" table:formula="of:=[.B21]*(1+[.C17])" office:value-type="currency" office:currency="ZAR" office:value="1038424.3" calcext:value-type="currency">
            <text:p>R 1,038,424</text:p>
          </table:table-cell>
          <table:table-cell table:style-name="ce52" table:formula="of:=[.C21]*(1+[.D17])" office:value-type="currency" office:currency="ZAR" office:value="1111114.001" calcext:value-type="currency">
            <text:p>R 1,111,114</text:p>
          </table:table-cell>
          <table:table-cell table:style-name="ce52" table:formula="of:=[.D21]*(1+[.E17])" office:value-type="currency" office:currency="ZAR" office:value="1188891.98107" calcext:value-type="currency">
            <text:p>R 1,188,892</text:p>
          </table:table-cell>
          <table:table-cell table:style-name="ce52" table:formula="of:=[.E21]*(1+[.F17])" office:value-type="currency" office:currency="ZAR" office:value="1272114.4197449" calcext:value-type="currency">
            <text:p>R 1,272,114</text:p>
          </table:table-cell>
          <table:table-cell table:style-name="ce52" table:formula="of:=[.F21]*(1+[.G17])" office:value-type="currency" office:currency="ZAR" office:value="1361162.42912704" calcext:value-type="currency">
            <text:p>R 1,361,162</text:p>
          </table:table-cell>
          <table:table-cell table:style-name="ce52" table:formula="of:=[.G21]*(1+[.H17])" office:value-type="currency" office:currency="ZAR" office:value="1456443.79916594" calcext:value-type="currency">
            <text:p>R 1,456,444</text:p>
          </table:table-cell>
          <table:table-cell table:style-name="ce52" table:formula="of:=[.H21]*(1+[.I17])" office:value-type="currency" office:currency="ZAR" office:value="1558394.86510755" calcext:value-type="currency">
            <text:p>R 1,558,395</text:p>
          </table:table-cell>
          <table:table-cell table:style-name="ce52" table:formula="of:=[.I21]*(1+[.J17])" office:value-type="currency" office:currency="ZAR" office:value="1667482.50566508" calcext:value-type="currency">
            <text:p>R 1,667,483</text:p>
          </table:table-cell>
          <table:table-cell table:style-name="ce52" table:formula="of:=[.J21]*(1+[.K17])" office:value-type="currency" office:currency="ZAR" office:value="1784206.28106164" calcext:value-type="currency">
            <text:p>R 1,784,206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8" table:formula="of:=[.B21]-[.B19]" office:value-type="currency" office:currency="ZAR" office:value="170490" calcext:value-type="currency">
            <text:p>R 170,490</text:p>
          </table:table-cell>
          <table:table-cell table:style-name="ce38" table:formula="of:=[.C21]-[.C19]" office:value-type="currency" office:currency="ZAR" office:value="182424.3" calcext:value-type="currency">
            <text:p>R 182,424</text:p>
          </table:table-cell>
          <table:table-cell table:style-name="ce38" table:formula="of:=[.D21]-[.D19]" office:value-type="currency" office:currency="ZAR" office:value="195194.001" calcext:value-type="currency">
            <text:p>R 195,194</text:p>
          </table:table-cell>
          <table:table-cell table:style-name="ce38" table:formula="of:=[.E21]-[.E19]" office:value-type="currency" office:currency="ZAR" office:value="208857.58107" calcext:value-type="currency">
            <text:p>R 208,858</text:p>
          </table:table-cell>
          <table:table-cell table:style-name="ce38" table:formula="of:=[.F21]-[.F19]" office:value-type="currency" office:currency="ZAR" office:value="223477.6117449" calcext:value-type="currency">
            <text:p>R 223,478</text:p>
          </table:table-cell>
          <table:table-cell table:style-name="ce38" table:formula="of:=[.G21]-[.G19]" office:value-type="currency" office:currency="ZAR" office:value="239121.044567043" calcext:value-type="currency">
            <text:p>R 239,121</text:p>
          </table:table-cell>
          <table:table-cell table:style-name="ce38" table:formula="of:=[.H21]-[.H19]" office:value-type="currency" office:currency="ZAR" office:value="255859.517686736" calcext:value-type="currency">
            <text:p>R 255,860</text:p>
          </table:table-cell>
          <table:table-cell table:style-name="ce38" table:formula="of:=[.I21]-[.I19]" office:value-type="currency" office:currency="ZAR" office:value="273769.683924807" calcext:value-type="currency">
            <text:p>R 273,770</text:p>
          </table:table-cell>
          <table:table-cell table:style-name="ce38" table:formula="of:=[.J21]-[.J19]" office:value-type="currency" office:currency="ZAR" office:value="292933.561799544" calcext:value-type="currency">
            <text:p>R 292,934</text:p>
          </table:table-cell>
          <table:table-cell table:style-name="ce38" table:formula="of:=[.K21]-[.K19]" office:value-type="currency" office:currency="ZAR" office:value="313438.911125512" calcext:value-type="currency">
            <text:p>R 313,439</text:p>
          </table:table-cell>
        </table:table-row>
        <table:table-row table:style-name="ro3">
          <table:table-cell table:style-name="ce48" office:value-type="string" calcext:value-type="string">
            <text:p>Additional months of fund contributions needed for current year</text:p>
          </table:table-cell>
          <table:table-cell table:style-name="ce53" table:formula="of:=IF([.B18]&gt;=[.B25];0;([.B25]-[.B18])/([.B22]/12))" office:value-type="float" office:value="0" calcext:value-type="float">
            <text:p>0.0</text:p>
          </table:table-cell>
          <table:table-cell table:style-name="ce53" table:formula="of:=IF([.C18]&gt;=[.C25];0;([.C25]-[.C18])/([.C22]/12))" office:value-type="float" office:value="0" calcext:value-type="float">
            <text:p>0.0</text:p>
          </table:table-cell>
          <table:table-cell table:style-name="ce53" table:formula="of:=IF([.D18]&gt;=[.D25];0;([.D25]-[.D18])/([.D22]/12))" office:value-type="float" office:value="0" calcext:value-type="float">
            <text:p>0.0</text:p>
          </table:table-cell>
          <table:table-cell table:style-name="ce53" table:formula="of:=IF([.E18]&gt;=[.E25];0;([.E25]-[.E18])/([.E22]/12))" office:value-type="float" office:value="23.5488996928082" calcext:value-type="float">
            <text:p>23.5</text:p>
          </table:table-cell>
          <table:table-cell table:style-name="ce53" table:formula="of:=IF([.F18]&gt;=[.F25];0;([.F25]-[.F18])/([.F22]/12))" office:value-type="float" office:value="32.6119245301104" calcext:value-type="float">
            <text:p>32.6</text:p>
          </table:table-cell>
          <table:table-cell table:style-name="ce53" table:formula="of:=IF([.G18]&gt;=[.G25];0;([.G25]-[.G18])/([.G22]/12))" office:value-type="float" office:value="33.3605795050081" calcext:value-type="float">
            <text:p>33.4</text:p>
          </table:table-cell>
          <table:table-cell table:style-name="ce53" table:formula="of:=IF([.H18]&gt;=[.H25];0;([.H25]-[.H18])/([.H22]/12))" office:value-type="float" office:value="21.9850121929988" calcext:value-type="float">
            <text:p>22.0</text:p>
          </table:table-cell>
          <table:table-cell table:style-name="ce53" table:formula="of:=IF([.I18]&gt;=[.I25];0;([.I25]-[.I18])/([.I22]/12))" office:value-type="float" office:value="15.8256820238509" calcext:value-type="float">
            <text:p>15.8</text:p>
          </table:table-cell>
          <table:table-cell table:style-name="ce53" table:formula="of:=IF([.J18]&gt;=[.J25];0;([.J25]-[.J18])/([.J22]/12))" office:value-type="float" office:value="24.1354882801176" calcext:value-type="float">
            <text:p>24.1</text:p>
          </table:table-cell>
          <table:table-cell table:style-name="ce53" table:formula="of:=IF([.K18]&gt;=[.K25];0;([.K25]-[.K18])/([.K22]/12))" office:value-type="float" office:value="71.1918607703093" calcext:value-type="float">
            <text:p>71.2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54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54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54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54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54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54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54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54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54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54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8" table:formula="of:=SUM(['Ten Year Plan'.G$16:'Ten Year Plan'.G$87])" office:value-type="currency" office:currency="ZAR" office:value="426000" calcext:value-type="currency">
            <text:p>R 426,000</text:p>
          </table:table-cell>
          <table:table-cell table:style-name="ce38" table:formula="of:=SUM(['Ten Year Plan'.H$16:'Ten Year Plan'.H$87])" office:value-type="currency" office:currency="ZAR" office:value="218280" calcext:value-type="currency">
            <text:p>R 218,280</text:p>
          </table:table-cell>
          <table:table-cell table:style-name="ce38" table:formula="of:=SUM(['Ten Year Plan'.I$16:'Ten Year Plan'.I$87])" office:value-type="currency" office:currency="ZAR" office:value="49803.15" calcext:value-type="currency">
            <text:p>R 49,803</text:p>
          </table:table-cell>
          <table:table-cell table:style-name="ce38" table:formula="of:=SUM(['Ten Year Plan'.J$16:'Ten Year Plan'.J$87])" office:value-type="currency" office:currency="ZAR" office:value="926132.508" calcext:value-type="currency">
            <text:p>R 926,133</text:p>
          </table:table-cell>
          <table:table-cell table:style-name="ce38" table:formula="of:=SUM(['Ten Year Plan'.K$16:'Ten Year Plan'.K$87])" office:value-type="currency" office:currency="ZAR" office:value="414211.53916" calcext:value-type="currency">
            <text:p>R 414,212</text:p>
          </table:table-cell>
          <table:table-cell table:style-name="ce38" table:formula="of:=SUM(['Ten Year Plan'.L$16:'Ten Year Plan'.L$87])" office:value-type="currency" office:currency="ZAR" office:value="266484.828833" calcext:value-type="currency">
            <text:p>R 266,485</text:p>
          </table:table-cell>
          <table:table-cell table:style-name="ce38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38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38" table:formula="of:=SUM(['Ten Year Plan'.O$16:'Ten Year Plan'.O$87])" office:value-type="currency" office:currency="ZAR" office:value="493978.526701677" calcext:value-type="currency">
            <text:p>R 493,979</text:p>
          </table:table-cell>
          <table:table-cell table:style-name="ce38" table:formula="of:=SUM(['Ten Year Plan'.P$16:'Ten Year Plan'.P$87])" office:value-type="currency" office:currency="ZAR" office:value="1553498.03449503" calcext:value-type="currency">
            <text:p>R 1,553,49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55" table:formula="of:=[.B18]+[.B22]-[.B25]+(2*[.B18]+[.B22]-[.B25])/2*['Current Financials'.$B$19]" office:value-type="currency" office:currency="ZAR" office:value="368102.25" calcext:value-type="currency">
            <text:p>R 368,102</text:p>
          </table:table-cell>
          <table:table-cell table:style-name="ce55" table:formula="of:=[.C18]+[.C22]-[.C25]+(2*[.C18]+[.C22]-[.C25])/2*['Current Financials'.$B$19]" office:value-type="currency" office:currency="ZAR" office:value="349755.27" calcext:value-type="currency">
            <text:p>R 349,755</text:p>
          </table:table-cell>
          <table:table-cell table:style-name="ce55" table:formula="of:=[.D18]+[.D22]-[.D25]+(2*[.D18]+[.D22]-[.D25])/2*['Current Financials'.$B$19]" office:value-type="currency" office:currency="ZAR" office:value="516268.655775" calcext:value-type="currency">
            <text:p>R 516,269</text:p>
          </table:table-cell>
          <table:table-cell table:style-name="ce55" table:formula="of:=[.E18]+[.E22]-[.E25]+(2*[.E18]+[.E22]-[.E25])/2*['Current Financials'.$B$19]" office:value-type="currency" office:currency="ZAR" office:value="-193124.711539499" calcext:value-type="currency">
            <text:p>R-193,125</text:p>
          </table:table-cell>
          <table:table-cell table:style-name="ce55" table:formula="of:=[.F18]+[.F22]-[.F25]+(2*[.F18]+[.F22]-[.F25])/2*['Current Financials'.$B$19]" office:value-type="currency" office:currency="ZAR" office:value="-398283.222716952" calcext:value-type="currency">
            <text:p>R-398,283</text:p>
          </table:table-cell>
          <table:table-cell table:style-name="ce55" table:formula="of:=[.G18]+[.G22]-[.G25]+(2*[.G18]+[.G22]-[.G25])/2*['Current Financials'.$B$19]" office:value-type="currency" office:currency="ZAR" office:value="-446245.262725406" calcext:value-type="currency">
            <text:p>R-446,245</text:p>
          </table:table-cell>
          <table:table-cell table:style-name="ce55" table:formula="of:=[.H18]+[.H22]-[.H25]+(2*[.H18]+[.H22]-[.H25])/2*['Current Financials'.$B$19]" office:value-type="currency" office:currency="ZAR" office:value="-229375.24939245" calcext:value-type="currency">
            <text:p>R-229,375</text:p>
          </table:table-cell>
          <table:table-cell table:style-name="ce55" table:formula="of:=[.I18]+[.I22]-[.I25]+(2*[.I18]+[.I22]-[.I25])/2*['Current Financials'.$B$19]" office:value-type="currency" office:currency="ZAR" office:value="-95196.0189371566" calcext:value-type="currency">
            <text:p>R-95,196</text:p>
          </table:table-cell>
          <table:table-cell table:style-name="ce55" table:formula="of:=[.J18]+[.J22]-[.J25]+(2*[.J18]+[.J22]-[.J25])/2*['Current Financials'.$B$19]" office:value-type="currency" office:currency="ZAR" office:value="-306026.908908701" calcext:value-type="currency">
            <text:p>R-306,027</text:p>
          </table:table-cell>
          <table:table-cell table:style-name="ce55" table:formula="of:=[.K18]+[.K22]-[.K25]+(2*[.K18]+[.K22]-[.K25])/2*['Current Financials'.$B$19]" office:value-type="currency" office:currency="ZAR" office:value="-1592388.85580789" calcext:value-type="currency">
            <text:p>R-1,592,389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56" table:formula="of:=[.B26]/[.B19]*12" office:value-type="float" office:value="5.52153375" calcext:value-type="float">
            <text:p>5.5</text:p>
          </table:table-cell>
          <table:table-cell table:style-name="ce56" table:formula="of:=[.C26]/[.C19]*12" office:value-type="float" office:value="4.90311126168224" calcext:value-type="float">
            <text:p>4.9</text:p>
          </table:table-cell>
          <table:table-cell table:style-name="ce56" table:formula="of:=[.D26]/[.D19]*12" office:value-type="float" office:value="6.76393557221155" calcext:value-type="float">
            <text:p>6.8</text:p>
          </table:table-cell>
          <table:table-cell table:style-name="ce56" table:formula="of:=[.E26]/[.E19]*12" office:value-type="float" office:value="-2.36470938007277" calcext:value-type="float">
            <text:p>-2.4</text:p>
          </table:table-cell>
          <table:table-cell table:style-name="ce56" table:formula="of:=[.F26]/[.F19]*12" office:value-type="float" office:value="-4.55772545474431" calcext:value-type="float">
            <text:p>-4.6</text:p>
          </table:table-cell>
          <table:table-cell table:style-name="ce56" table:formula="of:=[.G26]/[.G19]*12" office:value-type="float" office:value="-4.77250057474909" calcext:value-type="float">
            <text:p>-4.8</text:p>
          </table:table-cell>
          <table:table-cell table:style-name="ce56" table:formula="of:=[.H26]/[.H19]*12" office:value-type="float" office:value="-2.29263620652948" calcext:value-type="float">
            <text:p>-2.3</text:p>
          </table:table-cell>
          <table:table-cell table:style-name="ce56" table:formula="of:=[.I26]/[.I19]*12" office:value-type="float" office:value="-0.889249443323324" calcext:value-type="float">
            <text:p>-0.9</text:p>
          </table:table-cell>
          <table:table-cell table:style-name="ce56" table:formula="of:=[.J26]/[.J19]*12" office:value-type="float" office:value="-2.67165670840139" calcext:value-type="float">
            <text:p>-2.7</text:p>
          </table:table-cell>
          <table:table-cell table:style-name="ce56" table:formula="of:=[.K26]/[.K19]*12" office:value-type="float" office:value="-12.9923104498331" calcext:value-type="float">
            <text:p>-13.0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7" table:formula="of:=IF([.B26]&lt;0; &quot;NOT OK!&quot;; IF([.B26]&gt;=[.B19]/4;&quot;&quot;;&quot;Low&quot;))">
            <text:p/>
          </table:table-cell>
          <table:table-cell table:style-name="ce57" table:formula="of:=IF([.C26]&lt;0; &quot;NOT OK!&quot;; IF([.C26]&gt;=[.C19]/4;&quot;&quot;;&quot;Low&quot;))">
            <text:p/>
          </table:table-cell>
          <table:table-cell table:style-name="ce57" table:formula="of:=IF([.D26]&lt;0; &quot;NOT OK!&quot;; IF([.D26]&gt;=[.D19]/4;&quot;&quot;;&quot;Low&quot;))">
            <text:p/>
          </table:table-cell>
          <table:table-cell table:style-name="ce57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57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57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57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57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57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57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9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50"/>
          <table:table-cell table:style-name="Default"/>
          <table:table-cell table:number-columns-repeated="9"/>
        </table:table-row>
        <table:table-row table:style-name="ro2">
          <table:table-cell table:style-name="ce5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3"/>
        <table:table-column table:style-name="co13" table:default-cell-style-name="ce38"/>
        <table:table-row table:style-name="ro4">
          <table:table-cell table:style-name="ce26" office:value-type="string" calcext:value-type="string" table:number-columns-spanned="2" table:number-rows-spanned="1">
            <text:p>Budget Summary</text:p>
          </table:table-cell>
          <table:covered-table-cell table:style-name="ce19"/>
        </table:table-row>
        <table:table-row table:style-name="ro3">
          <table:table-cell table:style-name="ce5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9"/>
        </table:table-row>
        <table:table-row table:style-name="ro3">
          <table:table-cell table:style-name="ce59" office:value-type="string" calcext:value-type="string" table:number-columns-spanned="2" table:number-rows-spanned="1">
            <text:p>year.</text:p>
          </table:table-cell>
          <table:covered-table-cell table:style-name="ce19"/>
        </table:table-row>
        <table:table-row table:style-name="ro3">
          <table:table-cell table:style-name="ce59" table:number-columns-spanned="2" table:number-rows-spanned="1"/>
          <table:covered-table-cell table:style-name="ce19"/>
        </table:table-row>
        <table:table-row table:style-name="ro3" table:number-rows-repeated="2">
          <table:table-cell table:style-name="ce8" table:number-columns-repeated="2"/>
        </table:table-row>
        <table:table-row table:style-name="ro2">
          <table:table-cell table:style-name="ce60" office:value-type="string" calcext:value-type="string">
            <text:p>Budget Summary</text:p>
          </table:table-cell>
          <table:table-cell table:style-name="ce64"/>
        </table:table-row>
        <table:table-row table:style-name="ro3">
          <table:table-cell table:style-name="ce61" office:value-type="string" calcext:value-type="string">
            <text:p>Administrative budget</text:p>
          </table:table-cell>
          <table:table-cell table:style-name="ce65" table:formula="of:=['Current Financials'.B15]" office:value-type="currency" office:currency="ZAR" office:value="800000" calcext:value-type="currency">
            <text:p>R 800,000</text:p>
          </table:table-cell>
        </table:table-row>
        <table:table-row table:style-name="ro3">
          <table:table-cell table:style-name="ce61" office:value-type="string" calcext:value-type="string">
            <text:p>Reserve fund budget</text:p>
          </table:table-cell>
          <table:table-cell table:style-name="ce65" table:formula="of:=['Planning and Projections'.B22]" office:value-type="currency" office:currency="ZAR" office:value="170490" calcext:value-type="currency">
            <text:p>R 170,490</text:p>
          </table:table-cell>
        </table:table-row>
        <table:table-row table:style-name="ro3">
          <table:table-cell table:style-name="ce62" office:value-type="string" calcext:value-type="string">
            <text:p>Total budget</text:p>
          </table:table-cell>
          <table:table-cell table:style-name="ce65" table:formula="of:=['Planning and Projections'.B21]" office:value-type="currency" office:currency="ZAR" office:value="970490" calcext:value-type="currency">
            <text:p>R 970,490</text:p>
          </table:table-cell>
        </table:table-row>
        <table:table-row table:style-name="ro3">
          <table:table-cell table:style-name="ce62" office:value-type="string" calcext:value-type="string">
            <text:p>Reserve fund budget / Total budget</text:p>
          </table:table-cell>
          <table:table-cell table:style-name="ce66" table:formula="of:=[.B10]/[.B11]" office:value-type="percentage" office:value="0.175674143989119" calcext:value-type="percentage">
            <text:p>17.6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4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3">
          <table:table-cell/>
          <table:table-cell table:style-name="ce42"/>
        </table:table-row>
        <table:table-row table:style-name="ro2">
          <table:table-cell table:style-name="ce49" office:value-type="string" calcext:value-type="string">
            <text:p>Reserve Fund Summary</text:p>
          </table:table-cell>
          <table:table-cell table:style-name="ce42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600000" calcext:value-type="currency">
            <text:p>R 60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314300" calcext:value-type="currency">
            <text:p>R 1,314,3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714300" calcext:value-type="currency">
            <text:p>R-714,3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16]-[.B17])/[.B17]" office:value-type="percentage" office:value="-0.543483223008446" calcext:value-type="percentage">
            <text:p>-54.3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68102.25" calcext:value-type="currency">
            <text:p>R 368,102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3565.513495324" calcext:value-type="currency">
            <text:p>R 873,566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505463.263495324" calcext:value-type="currency">
            <text:p>R-505,463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9" table:formula="of:=([.B21]-[.B22])/[.B22]" office:value-type="percentage" office:value="-0.578620899848549" calcext:value-type="percentage">
            <text:p>-57.9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9" table:formula="of:=([.B21]-[.B16])/[.B16]" office:value-type="percentage" office:value="-0.38649625" calcext:value-type="percentage">
            <text:p>-38.6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7" table:formula="of:=['Planning and Projections'.B27]" office:value-type="float" office:value="5.52153375" calcext:value-type="float">
            <text:p>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1:44:21.725328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20T12:00:12.729991975</dc:date>
    <meta:editing-duration>PT22H54M32S</meta:editing-duration>
    <meta:editing-cycles>82</meta:editing-cycles>
    <meta:generator>LibreOffice/5.0.6.2$Linux_X86_64 LibreOffice_project/00$Build-2</meta:generator>
    <meta:document-statistic meta:table-count="6" meta:cell-count="4196" meta:object-count="0"/>
  </office:meta>
</office:document-meta>
</file>